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AsssignableFrom( CacheType fro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reateSafeCache( String name , @ NonNullable Class &lt; V &gt; valu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eCache( String name , @ NonNullable Class &lt; V &gt; valu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